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Preformatted_20_Text">
      <style:text-properties fo:font-weight="bold"/>
    </style:style>
    <style:style style:name="P2" style:family="paragraph" style:parent-style-name="Preformatted_20_Text">
      <style:paragraph-properties fo:text-align="center" style:justify-single-word="false"/>
    </style:style>
    <style:style style:name="P3" style:family="paragraph" style:parent-style-name="Preformatted_20_Text">
      <style:paragraph-properties fo:margin-top="0in" fo:margin-bottom="0.1965in"/>
    </style:style>
    <style:style style:name="T1" style:family="text">
      <style:text-properties fo:font-weight="bol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5685*" fo:start-indent="0in" fo:end-indent="0in"/>
          <style:column style:rel-width="568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Sloop John B</text:p>
      <text:p text:style-name="P2">Beach Boys</text:p>
      <text:section text:style-name="Sect1" text:name="Section1">
        <text:p text:style-name="Preformatted_20_Text"/>
        <text:p text:style-name="Preformatted_20_Text"/>
        <text:p text:style-name="Preformatted_20_Text"><text:s text:c="3"/>C</text:p>
        <text:p text:style-name="Preformatted_20_Text">We come on the sloop John B</text:p>
        <text:p text:style-name="Preformatted_20_Text"/>
        <text:p text:style-name="Preformatted_20_Text">My grandfather and me</text:p>
        <text:p text:style-name="Preformatted_20_Text"><text:s text:c="26"/>G</text:p>
        <text:p text:style-name="Preformatted_20_Text">Around Nassau town we did roam</text:p>
        <text:p text:style-name="Preformatted_20_Text"><text:s text:c="13"/>C <text:s text:c="4"/>C7</text:p>
        <text:p text:style-name="Preformatted_20_Text">Drinking all night</text:p>
        <text:p text:style-name="Preformatted_20_Text"><text:s text:c="11"/>F</text:p>
        <text:p text:style-name="Preformatted_20_Text">Got into a fight</text:p>
        <text:p text:style-name="Preformatted_20_Text"><text:s text:c="7"/>C</text:p>
        <text:p text:style-name="Preformatted_20_Text">Well I feel so broke up</text:p>
        <text:p text:style-name="Preformatted_20_Text">G <text:s text:c="11"/>C</text:p>
        <text:p text:style-name="Preformatted_20_Text">I want to go home</text:p>
        <text:p text:style-name="Preformatted_20_Text"/>
        <text:p text:style-name="Preformatted_20_Text"><text:s text:c="3"/>C</text:p>
        <text:p text:style-name="Preformatted_20_Text">So hoist up the John B s sail</text:p>
        <text:p text:style-name="Preformatted_20_Text"/>
        <text:p text:style-name="Preformatted_20_Text">See how the mainsail sets</text:p>
        <text:p text:style-name="Preformatted_20_Text"/>
        <text:p text:style-name="Preformatted_20_Text">Call for the captain ashore</text:p>
        <text:p text:style-name="Preformatted_20_Text"><text:s text:c="10"/>G <text:s text:c="14"/>C <text:s text:c="2"/>C7</text:p>
        <text:p text:style-name="Preformatted_20_Text">Let me go home, let me go home</text:p>
        <text:p text:style-name="Preformatted_20_Text"><text:s text:c="11"/>F</text:p>
        <text:p text:style-name="Preformatted_20_Text">I wanna go home, yeah yeah</text:p>
        <text:p text:style-name="Preformatted_20_Text"><text:s text:c="7"/>C</text:p>
        <text:p text:style-name="Preformatted_20_Text">Well I feel so broke up</text:p>
        <text:p text:style-name="Preformatted_20_Text">G <text:s text:c="9"/>C</text:p>
        <text:p text:style-name="Preformatted_20_Text">I wanna go home</text:p>
        <text:p text:style-name="Preformatted_20_Text"/>
        <text:p text:style-name="Preformatted_20_Text"><text:s text:c="4"/>C</text:p>
        <text:p text:style-name="Preformatted_20_Text">The first mate he got drunk</text:p>
        <text:p text:style-name="Preformatted_20_Text"/>
        <text:p text:style-name="Preformatted_20_Text">And broke in the capn s trunk</text:p>
        <text:p text:style-name="Preformatted_20_Text"><text:s text:c="40"/>G</text:p>
        <text:p text:style-name="Preformatted_20_Text">The constable had to come and take him away</text:p>
        <text:p text:style-name="Preformatted_20_Text"><text:s text:c="13"/>C <text:s text:c="3"/>C7</text:p>
        <text:p text:style-name="Preformatted_20_Text">Sheriff John Stone</text:p>
        <text:p text:style-name="Preformatted_20_Text"><text:s text:c="24"/>F</text:p>
        <text:p text:style-name="Preformatted_20_Text">Why don t you leave me alone, yeah yeah</text:p>
        <text:p text:style-name="Preformatted_20_Text"><text:s text:c="7"/>C <text:s text:c="17"/>G <text:s text:c="7"/>C</text:p>
        <text:p text:style-name="Preformatted_20_Text">Well I feel so broke up I wanna go home</text:p>
        <text:p text:style-name="Preformatted_20_Text"/>
        <text:p text:style-name="Preformatted_20_Text"><text:s text:c="3"/>C</text:p>
        <text:p text:style-name="Preformatted_20_Text">So hoist up the John Bs sail</text:p>
        <text:p text:style-name="Preformatted_20_Text"/>
        <text:p text:style-name="Preformatted_20_Text">See how the mainsail sets</text:p>
        <text:p text:style-name="Preformatted_20_Text"/>
        <text:p text:style-name="Preformatted_20_Text">Call for the captain ashore</text:p>
        <text:p text:style-name="Preformatted_20_Text"><text:s text:c="10"/>G <text:s text:c="14"/>C <text:s text:c="2"/>C7</text:p>
        <text:p text:style-name="Preformatted_20_Text">Let me go home, let me go home</text:p>
        <text:p text:style-name="Preformatted_20_Text"><text:s text:c="11"/>F</text:p>
        <text:p text:style-name="Preformatted_20_Text">I wanna go home, yeah yeah</text:p>
        <text:p text:style-name="Preformatted_20_Text"><text:s text:c="7"/>C</text:p>
        <text:p text:style-name="Preformatted_20_Text">Well I feel so broke up</text:p>
        <text:p text:style-name="Preformatted_20_Text">G <text:s text:c="9"/>C</text:p>
        <text:p text:style-name="Preformatted_20_Text">I wanna go home</text:p>
        <text:p text:style-name="Preformatted_20_Text"/>
        <text:p text:style-name="Preformatted_20_Text"><text:s text:c="4"/>C</text:p>
        <text:p text:style-name="Preformatted_20_Text">The poor cook he caught the fits</text:p>
        <text:p text:style-name="Preformatted_20_Text"/>
        <text:p text:style-name="Preformatted_20_Text">And threw away all my grits</text:p>
        <text:p text:style-name="Preformatted_20_Text"><text:s text:c="41"/>G</text:p>
        <text:p text:style-name="Preformatted_20_Text">And then he took and he ate up all of my corn</text:p>
        <text:p text:style-name="Preformatted_20_Text"><text:s text:c="10"/>C <text:s text:c="2"/>C7</text:p>
        <text:p text:style-name="Preformatted_20_Text">Let me go home</text:p>
        <text:p text:style-name="Preformatted_20_Text"><text:s text:c="25"/>F</text:p>
        <text:p text:style-name="Preformatted_20_Text">Why don t they let me go home</text:p>
        <text:p text:style-name="Preformatted_20_Text"><text:s text:c="5"/>C <text:s text:c="16"/>G <text:s text:c="13"/>C</text:p>
        <text:p text:style-name="Preformatted_20_Text">This is the worst trip I ve ever been on</text:p>
        <text:p text:style-name="Preformatted_20_Text"/>
        <text:p text:style-name="Preformatted_20_Text"><text:s text:c="3"/>C</text:p>
        <text:p text:style-name="Preformatted_20_Text">So hoist up the John B s sail</text:p>
        <text:p text:style-name="Preformatted_20_Text"/>
        <text:p text:style-name="Preformatted_20_Text">See how the mainsail sets</text:p>
        <text:p text:style-name="Preformatted_20_Text"/>
        <text:p text:style-name="Preformatted_20_Text">Call for the captain ashore</text:p>
        <text:p text:style-name="Preformatted_20_Text"><text:s text:c="10"/>G <text:s text:c="14"/>C <text:s text:c="2"/>C7</text:p>
        <text:p text:style-name="Preformatted_20_Text">Let me go home, let me go home</text:p>
        <text:p text:style-name="Preformatted_20_Text"><text:s text:c="11"/>F</text:p>
        <text:p text:style-name="Preformatted_20_Text">I wanna go home, yeah yeah</text:p>
        <text:p text:style-name="Preformatted_20_Text"><text:s text:c="7"/>C</text:p>
        <text:p text:style-name="Preformatted_20_Text">Well I feel so broke up</text:p>
        <text:p text:style-name="Preformatted_20_Text">G <text:s text:c="9"/>C</text:p>
        <text:p text:style-name="P3">I wanna go home</text:p>
        <text:p text:style-name="Preformatted_20_Text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Mangal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52in" fo:margin-bottom="0.0835in" fo:margin-left="0.3126in" fo:margin-right="0.291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8T08:43:17.32</meta:creation-date>
    <dc:date>2012-12-28T09:35:01.01</dc:date>
    <meta:editing-duration>PT2M35S</meta:editing-duration>
    <meta:editing-cycles>1</meta:editing-cycles>
    <meta:generator>OpenOffice.org/3.2$Win32 OpenOffice.org_project/340m1$Build-9590</meta:generator>
    <meta:document-statistic meta:table-count="0" meta:image-count="0" meta:object-count="0" meta:page-count="1" meta:paragraph-count="73" meta:word-count="304" meta:character-count="1625"/>
  </office:meta>
</office:document-meta>
</file>